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f879" officeooo:paragraph-rsid="00211397"/>
    </style:style>
    <style:style style:name="P2" style:family="paragraph" style:parent-style-name="Standard">
      <style:text-properties officeooo:rsid="00211397" officeooo:paragraph-rsid="00211397"/>
    </style:style>
    <style:style style:name="P3" style:family="paragraph" style:parent-style-name="Standard">
      <style:text-properties officeooo:rsid="00228667" officeooo:paragraph-rsid="00228667"/>
    </style:style>
    <style:style style:name="P4" style:family="paragraph" style:parent-style-name="Standard">
      <style:text-properties officeooo:rsid="00246eef" officeooo:paragraph-rsid="00246eef"/>
    </style:style>
    <style:style style:name="P5" style:family="paragraph" style:parent-style-name="Standard">
      <style:text-properties officeooo:rsid="002648b5" officeooo:paragraph-rsid="002648b5"/>
    </style:style>
    <style:style style:name="T1" style:family="text">
      <style:text-properties officeooo:rsid="00211397"/>
    </style:style>
    <style:style style:name="T2" style:family="text">
      <style:text-properties officeooo:rsid="002648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смотрит в зеркало и видит надпись “<text:span text:style-name="T1">НЕТ</text:span>”.</text:p>
      <text:p text:style-name="P2">Оппл: Нет.</text:p>
      <text:p text:style-name="P2">Оппл поворачивается к старику повторяя:</text:p>
      <text:p text:style-name="P2">Оппл: Нет!</text:p>
      <text:p text:style-name="P3">И недожидаясь ответа Оппл уходит</text:p>
      <text:p text:style-name="Standard">*****</text:p>
      <text:p text:style-name="P4">Оппл идёт по парку, идёт сильный дождь.</text:p>
      <text:p text:style-name="Standard">Дискорд И Луна сидят на скамейке. Позади Тия.</text:p>
      <text:p text:style-name="Standard"/>
      <text:p text:style-name="P4">Оппл идёт и на встречу ему идёт Sunbolt и они обнимаются. В этот момент начинает играть вторая часть музыки light in the rainy Darkness.</text:p>
      <text:p text:style-name="Standard"/>
      <text:p text:style-name="Standard">Тия увидев, что Оппл больше не представляет угрозы, развернулась и начала уходить.</text:p>
      <text:p text:style-name="Standard">Луна: Уже уходишь?</text:p>
      <text:p text:style-name="Standard">Дискорд: Она пошла дальше спасать мир, который не нуждается в её услугах.</text:p>
      <text:p text:style-name="Standard">Тия: ... *Исчезает*</text:p>
      <text:p text:style-name="Standard">Дискорд и Луна продолжают сидеть на скамейке <text:span text:style-name="T2">смотреть на них.</text:span></text:p>
      <text:p text:style-name="P5">Вскоре и они исчезают и постепенно затемняется экран. Показываются титры, где на фоне доигрывает эта музыка.</text:p>
      <text:p text:style-name="Standard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7.3.7.2$Linux_X86_64 LibreOffice_project/30$Build-2</meta:generator>
    <dc:date>2024-10-14T21:19:33.899348657</dc:date>
    <meta:editing-duration>PT31M52S</meta:editing-duration>
    <meta:editing-cycles>16</meta:editing-cycles>
    <meta:document-statistic meta:table-count="0" meta:image-count="0" meta:object-count="0" meta:page-count="1" meta:paragraph-count="17" meta:word-count="120" meta:character-count="732" meta:non-whitespace-character-count="629"/>
  </office:meta>
</office:document-meta>
</file>